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udu Cyryllic" officeooo:rsid="0018b6d5" officeooo:paragraph-rsid="00045812"/>
    </style:style>
    <style:style style:name="P2" style:family="paragraph" style:parent-style-name="Standard">
      <style:text-properties style:font-name="Liberation Serif" fo:font-style="italic" officeooo:rsid="00111473" officeooo:paragraph-rsid="00045812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11037f0" officeooo:paragraph-rsid="00045812" style:font-style-asian="italic" style:font-style-complex="italic"/>
    </style:style>
    <style:style style:name="P4" style:family="paragraph" style:parent-style-name="Standard">
      <style:text-properties officeooo:rsid="0012b3b6" officeooo:paragraph-rsid="00045812"/>
    </style:style>
    <style:style style:name="P5" style:family="paragraph" style:parent-style-name="Standard">
      <style:text-properties officeooo:rsid="0012fa59" officeooo:paragraph-rsid="00045812"/>
    </style:style>
    <style:style style:name="P6" style:family="paragraph" style:parent-style-name="Standard">
      <style:text-properties officeooo:rsid="00140aa1" officeooo:paragraph-rsid="00045812"/>
    </style:style>
    <style:style style:name="P7" style:family="paragraph" style:parent-style-name="Standard">
      <style:text-properties officeooo:rsid="0015883d" officeooo:paragraph-rsid="00045812"/>
    </style:style>
    <style:style style:name="P8" style:family="paragraph" style:parent-style-name="Standard">
      <style:text-properties officeooo:rsid="0016c42b" officeooo:paragraph-rsid="00045812"/>
    </style:style>
    <style:style style:name="P9" style:family="paragraph" style:parent-style-name="Standard">
      <style:text-properties officeooo:rsid="0018367d" officeooo:paragraph-rsid="00045812"/>
    </style:style>
    <style:style style:name="P10" style:family="paragraph" style:parent-style-name="Standard">
      <style:text-properties officeooo:rsid="0018b6d5" officeooo:paragraph-rsid="00045812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 fo:font-style="italic" officeooo:rsid="00f96c3f" style:font-style-asian="italic" style:font-style-complex="italic"/>
    </style:style>
    <style:style style:name="T3" style:family="text">
      <style:text-properties officeooo:rsid="0306a234"/>
    </style:style>
    <style:style style:name="T4" style:family="text">
      <style:text-properties officeooo:rsid="011086dd"/>
    </style:style>
    <style:style style:name="T5" style:family="text">
      <style:text-properties officeooo:rsid="00f96c3f"/>
    </style:style>
    <style:style style:name="T6" style:family="text">
      <style:text-properties officeooo:rsid="0112751b"/>
    </style:style>
    <style:style style:name="T7" style:family="text">
      <style:text-properties officeooo:rsid="0016c42b"/>
    </style:style>
    <style:style style:name="T8" style:family="text">
      <style:text-properties officeooo:rsid="0015883d"/>
    </style:style>
    <style:style style:name="T9" style:family="text">
      <style:text-properties officeooo:rsid="0018367d"/>
    </style:style>
    <style:style style:name="T10" style:family="text">
      <style:text-properties officeooo:rsid="0018b6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В ту весну у меня появилась мечта о дальнем странствии и непременно на плоту. <text:s/></text:p>
      <text:p text:style-name="P4">Скорее всего меня впечатлил <text:s/>«Кон-Тики» Тура Хейердала.</text:p>
      <text:p text:style-name="P4">Я поделился мечтой с Чепой и Кубой и они её одобрили, сказали, что хорошо бы.</text:p>
      <text:p text:style-name="P4">Мы даже начали обсуждать детали её исполнения.</text:p>
      <text:p text:style-name="P4">Если плот построить на Сейму и поплыть до впадения его в Десну; и дальше по течению до Днепра, <text:span text:style-name="T3">то</text:span> <text:span text:style-name="T4">оттуда</text:span> можно спуститься и до Чёрного моря!</text:p>
      <text:p text:style-name="P4">И непременно совершить это путешествие до августа, потому что потом Куба уедет поступать в мореходку, а Чепа в горный техникум в Донецке.</text:p>
      <text:p text:style-name="P4">Мечта длилась недели две, а затем начала увядать.</text:p>
      <text:p text:style-name="P4">Всё более неодолимые сложности вставали на пути её осуществления.</text:p>
      <text:p text:style-name="P4">Из чего строить плот? </text:p>
      <text:p text:style-name="P4">Ну, допустим, как-то договоримся со сторожем в том сосновом лесу на Сейму. Но как <text:span text:style-name="T5">потом </text:span>доставить брёвна из лесу к реке? Полкилометра волоком? Так нужно ж не одно, не два.</text:p>
      <text:p text:style-name="P4">Потом мне пришла в голову мысль, которая окончательно разнесла мечту вдребезги.</text:p>
      <text:p text:style-name="P4">Я вспомнил, что на Днепре по плану ГОЭРЛО понастроили гидроэлектростанций. А это уже неодолимая преграда.</text:p>
      <text:p text:style-name="P4">Разбирать плот и перетаскивать на ту сторону плотины по брёвнышку?</text:p>
      <text:p text:style-name="P4">Я не стал говорить друзьям, что осуществление ленинской мечты об электрификации перечеркнуло нашу мечту; просто перестал обсуждать её с ними.</text:p>
      <text:p text:style-name="P4">Тем более, что у нас появилась более неотложная задача.</text:p>
      <text:p text:style-name="P4">Володя Гуревич, он же Ильич, объявил, что мы должны сломить гегемонию одиннадцатой школы на городских конкурсах бальных танцев.</text:p>
      <text:p text:style-name="P5">Из двух параллельных восьмых классов на первое занятие кружка <text:s/>собралось пять пар.</text:p>
      <text:p text:style-name="P5">Володя показывал нам движения бального вальса, а потом играл нам его <text:span text:style-name="T3">же</text:span> на баяне, чтоб мы танцевали.</text:p>
      <text:p text:style-name="P5">На второе занятие Чепа не пришёл, сказал, что не хочет.</text:p>
      <text:p text:style-name="P5">Мы с Кубой продержались подольше, но скоро кружок распался.</text:p>
      <text:p text:style-name="P5">Какой смысл, если, например, моя партнёрша, Наташа Григоренко, после <text:span text:style-name="T6">окончания </text:span>восьмого <text:s/><text:span text:style-name="T4">у</text:span>ходит в двенадцатую школу с математическим уклоном, откуда легче поступить в институт?</text:p>
      <text:p text:style-name="P5"/>
      <text:p text:style-name="P5">В двадцатых числах мая мы с Кубой <text:span text:style-name="T4">погнали </text:span>на великах <text:s/>на сеймовской пляж открывать сезон купания.</text:p>
      <text:p text:style-name="P5">Оказывается, проехать двенадцать километров на велосипеде по ровной тропинке вдоль железнодорожного полотна не так<text:span text:style-name="T5">ое</text:span> уж и трудное дело.</text:p>
      <text:p text:style-name="P5">Правда, на пляже не оказалось ни души, только мы да наши велики на песке. </text:p>
      <text:p text:style-name="P5">И вода <text:s/>ещё <text:span text:style-name="T4">совсем </text:span>холодная, но мы всё равно искупались.</text:p>
      <text:p text:style-name="P5">Тут из кустов слетелись комариные полчища, <text:s/>пищат-гудят со всех сторон и <text:span text:style-name="T3">до того же</text:span> больно жалят; наверно, с отвычки.</text:p>
      <text:p text:style-name="P5">Мы попробовали зарыться в песок, но он тоже холодный, а от комаров не спасает. </text:p>
      <text:p text:style-name="P5">Мы орали как бешеные на пустом пляже, а потом <text:span text:style-name="T4">разок </text:span>ещё искупнулись и погнали обратно в Конотоп.</text:p>
      <text:p text:style-name="P5">Мы ещё не знали, что жизнь, вобщем-то, складывается из утрат; но чувствовали, что с этого пляжа пути наши расходятся...</text:p>
      <text:p text:style-name="P5"/>
      <text:p text:style-name="P6">Да, в тот год тринадцатая школа стала гегемоном во всём, кроме бальных танцев.</text:p>
      <text:p text:style-name="P6">Мы победили даже на соревновании между школами в заключительном этапе всесоюзной игры «Зарница».</text:p>
      <text:p text:style-name="P6">В одно из воскресений команды городских школ, по шесть человек от каждой под присмотром учителей физкультуры, выехали в однодневный поход в лес у реки Сейм.</text:p>
      <text:p text:style-name="P6">Конкурсы были всякие: эстафета <text:span text:style-name="T7">с переносом «пострадавшего»</text:span>, <text:span text:style-name="T7">кто скорее установит</text:span> <text:soft-page-break/><text:span text:style-name="T8">двухместную </text:span>палатк<text:span text:style-name="T7">у</text:span>, <text:span text:style-name="T7">кто лучше </text:span>налож<text:span text:style-name="T7">ит</text:span> повяз<text:span text:style-name="T7">ку из </text:span>бинтов...</text:p>
      <text:p text:style-name="P6">Мне достался конкурс на точность глазомера. Судья спрашивал сколько метров во-о-он до того дерева и молча записывал предположенные расстояния.</text:p>
      <text:p text:style-name="P6">Я следил за мимикой его лица.</text:p>
      <text:p text:style-name="P6">Кто-то сказал 20 метров. Судья задрал правую бровь — наверняка перебор. На предположение в 14 метров, рот судьи опустил левый уголок — маловато.</text:p>
      <text:p text:style-name="P6">Я назвал среднее арифметическое — 17 метров и, опросив всех, судья сверился со своими записями и сказал, что у меня глаз — алмаз.</text:p>
      <text:p text:style-name="P6"/>
      <text:p text:style-name="P6">Но всё решал последний конкурс — у кого скорее вскипит на костре вода в десятилитровом жестяном ведре. Тут уж <text:span text:style-name="T8">никто никому не подсудит и чтение мимики не спасёт.</text:span></text:p>
      <text:p text:style-name="P7">Дан старт и зачиркали спички у кучек хвороста сложенных для костров. Плотный белый дым сменяется трескотливым пламенем — пора подвесить ведро над огнём и подбрасывать ветки в костёр; главное — чтобы были посуше.</text:p>
      <text:p text:style-name="P7">Красные языки пламени мотаются туда-сюда под ветром, лижут жесть ведра, что чернеет от копоти.</text:p>
      <text:p text:style-name="P7">Ветер — сволочь! Вон сколько сколько пламени относит в сторону от ведра.</text:p>
      <text:p text:style-name="P7">Двенадцатая школа пытается управлять огнём — держат в руках одеяло, загораживают свой костёр от ветра.</text:p>
      <text:p text:style-name="P7">А мы?</text:p>
      <text:p text:style-name="P7">Наш учитель физкультуры Иван Иванович, бывший фронтовик и опытный рыбак машет рукой — фигня всё это! Хвороста помельче да посуше! Отсюда подкладывай!</text:p>
      <text:p text:style-name="P7">Ни один учебник не дал мне более чёткого понятия об этапах закипания воды.</text:p>
      <text:p text:style-name="P7">Нагрев, лёгкий парок над водой, образование мелких пузырьков на стенках; они всплывают, <text:span text:style-name="T7">образуя пену</text:span> и, наконец, вода в ведре начинает бугриться и подпрыгивать, от неё валит белый пар.</text:p>
      <text:p text:style-name="P7">Судья останавливает секундомер. Ура! Мы — первые!</text:p>
      <text:p text:style-name="P7">А двенадцатая школа всё ещё стоит вокруг своего ведра, заглядывая на пузырьки на стенках.</text:p>
      <text:p text:style-name="P7"/>
      <text:p text:style-name="P7">Участники соревнования грузятся в автобусы. Кто хочет — могут остаться на ночёвку в двух <text:span text:style-name="T7">больших шатровых палатках; за ними приедут утром.</text:span></text:p>
      <text:p text:style-name="P8">В начинающихся сумерках я отошёл от поляны с палатками вглубь леса. Он, вобщем-то, такой же как на Объекте, только больше лиственный, чем хвойный.</text:p>
      <text:p text:style-name="P8">Я начал мочиться, оглядываясь по сторонам. И вдруг какая-то часть леса шевельнулась и отделилась от остального. Что происходит?</text:p>
      <text:p text:style-name="P8">Непривычные глазу формы начали складываться во что-то общее...</text:p>
      <text:p text:style-name="P8">О! Так это же лось! Какая громадина! И как близко стоял...</text:p>
      <text:p text:style-name="P8">Я смотрю вслед уходящему меж деревьев великану и думаю — не зря я остался на ночёвку.</text:p>
      <text:p text:style-name="P8"/>
      <text:p text:style-name="P8">Ночью я пожалел, что остался.</text:p>
      <text:p text:style-name="P8">По неопытности и излишней склонности к разнузданному индивидуализму, я лёг с краю, под брезентовой стенкой палатки.</text:p>
      <text:p text:style-name="P8">Ночной холод пробудил меня через час и заставил прижиматься спиной к предпоследнему <text:span text:style-name="T4">в группе спящих, </text:span>в поисках хоть капли тепла.</text:p>
      <text:p text:style-name="P8">Промаявшись на грани замерзания несколько тёмных часов, я вылез из палатки, когда вокруг <text:span text:style-name="T4">только-только </text:span>начинало сереть.</text:p>
      <text:p text:style-name="P8">Костёр угасший ещё вчера подёрнут седым пеплом, но всё равно перед ним сидят двое из соседней палатки. <text:span text:style-name="T9">Должно быть сдуру, как и я, ложились спать крайними.</text:span></text:p>
      <text:p text:style-name="P9">Автобус за нами не пришёл. Вместо него на поляну въехал «козёл» с брезентовым верхом и нам объяснили, что случилась накладка.</text:p>
      <text:p text:style-name="P9">Свёрнутые палатки и девочки поместились в машине, а нам сказали идти в город пешком и <text:span text:style-name="T5">от</text:span>нести в Дом пионеров опорные столбы палаток, что не помещаются в «козла».</text:p>
      <text:p text:style-name="P9"><text:soft-page-break/></text:p>
      <text:p text:style-name="P9">Оказывается двенадцать километров пешком — это очень далеко, тем более, когда ты на пару с кем-то тащишь не слишком-то тяжёлый, но столб покрашенный зелёной краской.</text:p>
      <text:p text:style-name="P9">Двенадцатая школа скоро скрылась из виду со своим столбом, а мы, отстали и редели рядами, потому что кое-кто уходили вперёд и больше ни догнать их, ни увидеть не удалось.</text:p>
      <text:p text:style-name="P9">На окраинную трамвайную остановку <text:span text:style-name="T10">мы добрели втроём — </text:span><text:s/>я, мой одноклассник Саша Скосарь и гладкий, выточенный из сосны, зелёный столб.</text:p>
      <text:p text:style-name="P10"/>
      <text:p text:style-name="P1"><text:span text:style-name="T2">(...я</text:span><text:span text:style-name="T1"> помню, что мы устали как собаки, и даже на разговоры <text:s/>не оставалось <text:s/>сил, но это воспоминание не вызывает во мне никаких эмоций, наверное они притуплены неоднократными повторениями такого же состояния по ходу жизни, а вот картина уходящего в сумерки лося, которую я до сих пор могу живо представить, заставляет меня и сейчас умилиться — это же надо как вымахал Бэмби!..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30:18.844362314</meta:creation-date>
    <dc:date>2017-03-01T16:30:27.032620100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65" meta:word-count="1097" meta:character-count="7056" meta:non-whitespace-character-count="5994"/>
    <meta:generator>LibreOffice/4.3.3.2$Linux_x86 LibreOffice_project/430m0$Build-2</meta:generator>
  </office:meta>
</office:document-meta>
</file>